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3.494cm" style:rel-column-width="52017*"/>
    </style:style>
    <style:style style:name="Tableau1.B" style:family="table-column">
      <style:table-column-properties style:column-width="3.507cm" style:rel-column-width="1351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2" style:family="table-row">
      <style:table-row-properties style:min-row-height="0.111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3.494cm" style:rel-column-width="52017*"/>
    </style:style>
    <style:style style:name="Tableau2.B" style:family="table-column">
      <style:table-column-properties style:column-width="3.507cm" style:rel-column-width="1351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2" style:family="table-row">
      <style:table-row-properties style:min-row-height="0.111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paragraph-rsid="00189841" style:font-weight-asian="normal" style:font-weight-complex="normal"/>
    </style:style>
    <style:style style:name="P2" style:family="paragraph" style:parent-style-name="Standard">
      <style:text-properties fo:font-weight="normal" officeooo:rsid="0019f989" officeooo:paragraph-rsid="0019f989" style:font-weight-asian="normal" style:font-weight-complex="normal"/>
    </style:style>
    <style:style style:name="P3" style:family="paragraph" style:parent-style-name="Standard">
      <style:text-properties fo:font-weight="normal" officeooo:rsid="0019f989" officeooo:paragraph-rsid="001ab861" style:font-weight-asian="normal" style:font-weight-complex="normal"/>
    </style:style>
    <style:style style:name="P4" style:family="paragraph" style:parent-style-name="Standard">
      <style:text-properties officeooo:paragraph-rsid="00189841"/>
    </style:style>
    <style:style style:name="P5" style:family="paragraph" style:parent-style-name="Table_20_Contents">
      <style:text-properties officeooo:paragraph-rsid="00189841"/>
    </style:style>
    <style:style style:name="P6" style:family="paragraph" style:parent-style-name="Table_20_Contents">
      <style:text-properties officeooo:rsid="0019f989"/>
    </style:style>
    <style:style style:name="P7" style:family="paragraph" style:parent-style-name="Table_20_Contents">
      <style:text-properties officeooo:rsid="0019f989" officeooo:paragraph-rsid="0019f989"/>
    </style:style>
    <style:style style:name="P8" style:family="paragraph" style:parent-style-name="Table_20_Contents">
      <loext:graphic-properties draw:fill="solid" draw:fill-color="#66ff00" draw:opacity="100%"/>
      <style:paragraph-properties fo:text-align="center" style:justify-single-word="false" fo:background-color="#66ff00"/>
      <style:text-properties fo:font-weight="bold" officeooo:rsid="001ab861" officeooo:paragraph-rsid="001ab861" style:font-weight-asian="bold" style:font-weight-complex="bold"/>
    </style:style>
    <style:style style:name="P9" style:family="paragraph" style:parent-style-name="Text_20_body">
      <style:text-properties fo:font-weight="normal" officeooo:paragraph-rsid="00189841" style:font-weight-asian="normal" style:font-weight-complex="normal"/>
    </style:style>
    <style:style style:name="P10" style:family="paragraph" style:parent-style-name="Text_20_body">
      <style:text-properties officeooo:paragraph-rsid="00189841"/>
    </style:style>
    <style:style style:name="P11" style:family="paragraph" style:parent-style-name="Heading_20_2">
      <style:text-properties fo:font-weight="bold" style:font-weight-asian="bold" style:font-weight-complex="bold"/>
    </style:style>
    <style:style style:name="P12" style:family="paragraph" style:parent-style-name="Heading_20_2">
      <style:text-properties fo:font-weight="bold" officeooo:paragraph-rsid="00189841" style:font-weight-asian="bold" style:font-weight-complex="bold"/>
    </style:style>
    <style:style style:name="P13" style:family="paragraph" style:parent-style-name="Heading_20_2">
      <style:text-properties officeooo:paragraph-rsid="00189841"/>
    </style:style>
    <style:style style:name="P14" style:family="paragraph" style:parent-style-name="Text_20_body">
      <style:text-properties fo:font-weight="normal" style:font-weight-asian="normal" style:font-weight-complex="normal"/>
    </style:style>
    <style:style style:name="P15" style:family="paragraph" style:parent-style-name="Text_20_body" style:list-style-name="L2">
      <style:text-properties fo:font-weight="normal" officeooo:rsid="0019f989" officeooo:paragraph-rsid="0019f989" style:font-weight-asian="normal" style:font-weight-complex="normal"/>
    </style:style>
    <style:style style:name="P16" style:family="paragraph" style:parent-style-name="Text_20_body" style:list-style-name="L2">
      <style:text-properties fo:font-weight="normal" officeooo:rsid="0019f989" officeooo:paragraph-rsid="001cabbe" style:font-weight-asian="normal" style:font-weight-complex="normal"/>
    </style:style>
    <style:style style:name="P17" style:family="paragraph" style:parent-style-name="Text_20_body" style:list-style-name="L4">
      <style:text-properties fo:font-weight="normal" officeooo:rsid="0019f989" officeooo:paragraph-rsid="0019f989" style:font-weight-asian="normal" style:font-weight-complex="normal"/>
    </style:style>
    <style:style style:name="P18" style:family="paragraph" style:parent-style-name="Text_20_body">
      <style:text-properties fo:font-weight="normal" officeooo:rsid="001cabbe" officeooo:paragraph-rsid="001cabbe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19f989" style:font-weight-asian="normal" style:font-weight-complex="normal"/>
    </style:style>
    <style:style style:name="P20" style:family="paragraph" style:parent-style-name="Standard" style:list-style-name="L1">
      <style:text-properties fo:font-weight="normal" officeooo:rsid="0019f989" officeooo:paragraph-rsid="0019f989" style:font-weight-asian="normal" style:font-weight-complex="normal"/>
    </style:style>
    <style:style style:name="P21" style:family="paragraph" style:parent-style-name="Standard" style:list-style-name="L3">
      <style:text-properties fo:font-weight="normal" officeooo:rsid="0019f989" officeooo:paragraph-rsid="0019f989" style:font-weight-asian="normal" style:font-weight-complex="normal"/>
    </style:style>
    <style:style style:name="P22" style:family="paragraph" style:parent-style-name="Standard" style:list-style-name="L1">
      <style:text-properties fo:font-weight="normal" officeooo:paragraph-rsid="0019f989" style:font-weight-asian="normal" style:font-weight-complex="normal"/>
    </style:style>
    <style:style style:name="T1" style:family="text">
      <style:text-properties officeooo:rsid="0019f989"/>
    </style:style>
    <style:style style:name="T2" style:family="text">
      <style:text-properties fo:font-weight="bold" officeooo:rsid="001ab861" style:font-weight-asian="bold" style:font-weight-complex="bold"/>
    </style:style>
    <style:style style:name="T3" style:family="text">
      <style:text-properties officeooo:rsid="001ab861"/>
    </style:style>
    <style:style style:name="T4" style:family="text">
      <style:text-properties officeooo:rsid="001ac7a1"/>
    </style:style>
    <style:style style:name="T5" style:family="text">
      <style:text-properties officeooo:rsid="001cab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ressources catégories / id</text:p>
          </table:table-cell>
          <table:table-cell table:style-name="Tableau1.B1" office:value-type="string">
            <text:p text:style-name="P7"><text:span text:style-name="T4">n° : </text:span>1</text:p>
          </table:table-cell>
        </table:table-row>
        <table:table-row table:style-name="Tableau1.2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8"><text:span text:style-name="T4">niveau : </text:span>1</text:p>
          </table:table-cell>
        </table:table-row>
      </table:table>
      <text:p text:style-name="Standard"/>
      <text:h text:style-name="Heading_20_2" text:outline-level="2">Description : </text:h>
      <text:p text:style-name="P2"><text:span text:style-name="T2">En tant que</text:span><text:span text:style-name="T3"> visiteur </text:span><text:span text:style-name="T2">je peux </text:span><text:span text:style-name="T3">o</text:span>btenir la représentation d'une ressource de type categorie à parti<text:span text:style-name="T3">r</text:span> de son URI <text:span text:style-name="T2">afin </text:span><text:span text:style-name="T3">de savoir ce qu'elle recouvre.</text:span></text:p>
      <text:h text:style-name="P11" text:outline-level="2">Détails – exemple </text:h>
      <text:list xml:id="list3729496306290320325" text:style-name="L1">
        <text:list-item>
          <text:p text:style-name="P20">tous les attributs <text:span text:style-name="T5">décrivant la catégorie </text:span>sont présents</text:p>
        </text:list-item>
        <text:list-item>
          <text:p text:style-name="P19">présence d'un lien permettant d'accéder à la liste des <text:span text:style-name="T5">ingrédients</text:span> de la catégorie</text:p>
          <text:p text:style-name="P22"/>
        </text:list-item>
      </text:list>
      <text:h text:style-name="P11" text:outline-level="2">Conditions de validation</text:h>
      <text:list xml:id="list8360555024740083140" text:style-name="L2">
        <text:list-item>
          <text:p text:style-name="P15">json valide : <text:span text:style-name="T5">un objet json contenant la ressource et les liens associés.</text:span></text:p>
        </text:list-item>
        <text:list-item>
          <text:p text:style-name="P15">Content-Type présent dans la réponse HTTP</text:p>
        </text:list-item>
        <text:list-item>
          <text:p text:style-name="P16">erreurs traitées, notamment : </text:p>
          <text:list>
            <text:list-item>
              <text:p text:style-name="P16"><text:span text:style-name="T5">400 </text:span>URI invalide, </text:p>
            </text:list-item>
            <text:list-item>
              <text:p text:style-name="P16"><text:span text:style-name="T5">404 <text:s/></text:span>id inconnu dans l'URI</text:p>
            </text:list-item>
          </text:list>
        </text:list-item>
      </text:list>
      <text:p text:style-name="P14"/>
      <text:p text:style-name="P1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<text:s/><text:span text:style-name="T1">collection de catégories</text:span></text:p>
          </table:table-cell>
          <table:table-cell table:style-name="Tableau2.B1" office:value-type="string">
            <text:p text:style-name="P7"><text:span text:style-name="T4">n° </text:span>2</text:p>
          </table:table-cell>
        </table:table-row>
        <table:table-row table:style-name="Tableau2.2">
          <table:table-cell table:style-name="Tableau2.A2" office:value-type="string">
            <text:p text:style-name="P5"/>
          </table:table-cell>
          <table:table-cell table:style-name="Tableau2.B2" office:value-type="string">
            <text:p text:style-name="P8"><text:span text:style-name="T4">niveau : </text:span>1</text:p>
          </table:table-cell>
        </table:table-row>
      </table:table>
      <text:p text:style-name="P4"/>
      <text:h text:style-name="P13" text:outline-level="2">Description : </text:h>
      <text:p text:style-name="P3"><text:span text:style-name="T2">En tant que</text:span><text:span text:style-name="T3"> visiteur </text:span><text:span text:style-name="T2">je peux <text:s/></text:span><text:span text:style-name="T3">o</text:span>btenir <text:span text:style-name="T3">la</text:span> liste de<text:span text:style-name="T3">s</text:span> catégories à partir de l'URI de collection <text:span text:style-name="T2">afin </text:span><text:span text:style-name="T3">de choisir celle qui m'intéresse.</text:span></text:p>
      <text:p text:style-name="P1"/>
      <text:h text:style-name="P12" text:outline-level="2">Détails – exemple </text:h>
      <text:list xml:id="list8904983894941625990" text:style-name="L3">
        <text:list-item>
          <text:p text:style-name="P21"><text:span text:style-name="T5">retourne un </text:span>objet <text:span text:style-name="T5">json</text:span> conten<text:span text:style-name="T5">an</text:span>t un tableau de catégories,</text:p>
        </text:list-item>
        <text:list-item>
          <text:p text:style-name="P21">pour chaque catégorie : lien vers la catégorie</text:p>
        </text:list-item>
      </text:list>
      <text:p text:style-name="P1"/>
      <text:h text:style-name="P12" text:outline-level="2">Conditions de validation</text:h>
      <text:list xml:id="list913596685849423325" text:style-name="L4">
        <text:list-item>
          <text:p text:style-name="P17">toutes les catégories sont dans la liste</text:p>
        </text:list-item>
        <text:list-item>
          <text:p text:style-name="P17">liste triée par ordre alphabétique</text:p>
        </text:list-item>
        <text:list-item>
          <text:p text:style-name="P17">json valide</text:p>
        </text:list-item>
      </text:list>
      <text:p text:style-name="P1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宋体" style:font-family-asian="宋体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16:07:22.930815000</meta:creation-date>
    <meta:editing-duration>PT9M54S</meta:editing-duration>
    <meta:editing-cycles>5</meta:editing-cycles>
    <meta:generator>LibreOffice/5.1.5.2$MacOSX_X86_64 LibreOffice_project/7a864d8825610a8c07cfc3bc01dd4fce6a9447e5</meta:generator>
    <dc:date>2016-11-14T17:00:48.306598000</dc:date>
    <meta:document-statistic meta:table-count="2" meta:image-count="0" meta:object-count="0" meta:page-count="1" meta:paragraph-count="27" meta:word-count="176" meta:character-count="996" meta:non-whitespace-character-count="848"/>
  </office:meta>
</office:document-meta>
</file>